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</style:style>
    <style:style style:name="P7" style:family="paragraph">
      <loext:graphic-properties draw:fill="solid" draw:fill-color="#ffcc00"/>
      <style:paragraph-properties fo:text-align="center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loext:graphic-properties draw:fill="solid" draw:fill-color="#f7caac"/>
      <style:paragraph-properties fo:text-align="center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font-weight="bold"/>
    </style:style>
    <style:style style:name="T4" style:family="text">
      <style:text-properties fo:font-size="10pt"/>
    </style:style>
    <style:style style:name="T5" style:family="text">
      <style:text-properties fo:font-size="8pt"/>
    </style:style>
    <style:style style:name="T6" style:family="text">
      <style:text-properties fo:font-size="7pt"/>
    </style:style>
    <style:style style:name="T7" style:family="text">
      <style:text-properties fo:font-size="12pt" fo:font-weight="bold"/>
    </style:style>
    <style:style style:name="T8" style:family="text">
      <style:text-properties fo:font-size="9pt"/>
    </style:style>
    <style:style style:name="T9" style:family="text">
      <style:text-properties fo:font-size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fo:min-height="0in" fo:min-width="0in" style:run-through="background"/>
    </style:style>
    <style:style style:name="gr3" style:family="graphic">
      <style:graphic-properties draw:stroke="solid" svg:stroke-width="0in" svg:stroke-color="#4a7ebb" draw:stroke-linejoin="miter" draw:fill="solid" draw:fill-color="#ffffff" draw:textarea-horizontal-align="center" draw:textarea-vertical-align="top" style:run-through="background"/>
    </style:style>
    <style:style style:name="gr4" style:family="graphic">
      <style:graphic-properties draw:stroke="solid" svg:stroke-width="0.0071in" svg:stroke-color="#5b9bd5" draw:stroke-linejoin="miter" draw:fill="solid" draw:fill-color="#ffffff" draw:textarea-horizontal-align="center" draw:textarea-vertical-align="top" fo:padding-top="0.0035in" fo:padding-bottom="0.0035in" fo:padding-left="0.0035in" fo:padding-right="0.0035in" style:run-through="background"/>
    </style:style>
    <style:style style:name="gr5" style:family="graphic">
      <style:graphic-properties draw:stroke="solid" svg:stroke-width="0in" svg:stroke-color="#000000" draw:stroke-linejoin="round" draw:fill="solid" draw:fill-color="#ffcc99" draw:textarea-vertical-align="top" fo:min-height="0.1547in" fo:padding-top="0.05in" fo:padding-bottom="0.05in" fo:padding-left="0.1in" fo:padding-right="0.1in" style:run-through="background"/>
    </style:style>
    <style:style style:name="gr6" style:family="graphic">
      <style:graphic-properties draw:stroke="solid" svg:stroke-width="0in" svg:stroke-color="#000000" draw:stroke-linejoin="round" draw:fill="solid" draw:fill-color="#ffcc99" draw:textarea-vertical-align="top" fo:min-height="0.5425in" fo:padding-top="0.05in" fo:padding-bottom="0.05in" fo:padding-left="0.1in" fo:padding-right="0.1in" style:run-through="background"/>
    </style:style>
    <style:style style:name="gr7" style:family="graphic">
      <style:graphic-properties draw:stroke="solid" svg:stroke-width="0in" svg:stroke-color="#000000" draw:stroke-linejoin="round" draw:fill="solid" draw:fill-color="#ff9900" draw:textarea-vertical-align="top" fo:min-height="0.15in" fo:padding-top="0.05in" fo:padding-bottom="0.05in" fo:padding-left="0.1in" fo:padding-right="0.1in" style:run-through="background"/>
    </style:style>
    <style:style style:name="gr8" style:family="graphic">
      <style:graphic-properties draw:stroke="solid" svg:stroke-width="0in" svg:stroke-color="#000000" draw:stroke-linejoin="round" draw:fill="solid" draw:fill-color="#ffcc00" draw:textarea-vertical-align="top" fo:min-height="0.5252in" fo:padding-top="0.05in" fo:padding-bottom="0.05in" fo:padding-left="0.1in" fo:padding-right="0.1in" style:run-through="background"/>
    </style:style>
    <style:style style:name="gr9" style:family="graphic">
      <style:graphic-properties draw:stroke="solid" svg:stroke-width="0in" svg:stroke-color="#000000" draw:stroke-linejoin="round" draw:fill="solid" draw:fill-color="#ffcc00" draw:textarea-vertical-align="top" fo:min-height="0.7437in" fo:padding-top="0.05in" fo:padding-bottom="0.05in" fo:padding-left="0.1in" fo:padding-right="0.1in" style:run-through="background"/>
    </style:style>
    <style:style style:name="gr10" style:family="graphic">
      <style:graphic-properties draw:stroke="solid" svg:stroke-width="0in" svg:stroke-color="#000000" draw:stroke-linejoin="round" draw:fill="none" draw:textarea-vertical-align="top" fo:min-height="0in" fo:min-width="0in" style:run-through="background"/>
    </style:style>
    <style:style style:name="gr11" style:family="graphic">
      <style:graphic-properties draw:stroke="solid" svg:stroke-width="0in" svg:stroke-color="#000000" draw:stroke-linejoin="round" draw:fill="solid" draw:fill-color="#ffcc00" draw:textarea-vertical-align="top" fo:min-height="0.5217in" fo:padding-top="0.05in" fo:padding-bottom="0.05in" fo:padding-left="0.1in" fo:padding-right="0.1in" style:run-through="background"/>
    </style:style>
    <style:style style:name="gr12" style:family="graphic">
      <style:graphic-properties draw:stroke="solid" svg:stroke-width="0in" svg:stroke-color="#000000" draw:stroke-linejoin="round" draw:fill="solid" draw:fill-color="#ffcc99" draw:textarea-vertical-align="top" fo:min-height="0.5689in" fo:padding-top="0.05in" fo:padding-bottom="0.05in" fo:padding-left="0.1in" fo:padding-right="0.1in" style:run-through="background"/>
    </style:style>
    <style:style style:name="gr13" style:family="graphic">
      <style:graphic-properties draw:stroke="solid" svg:stroke-width="0in" svg:stroke-color="#000000" draw:stroke-linejoin="round" draw:fill="solid" draw:fill-color="#99ccff" draw:textarea-horizontal-align="center" draw:textarea-vertical-align="top" fo:padding-top="0.05in" fo:padding-bottom="0.05in" fo:padding-left="0.1in" fo:padding-right="0.1in" style:run-through="background"/>
    </style:style>
    <style:style style:name="gr14" style:family="graphic">
      <style:graphic-properties draw:stroke="solid" svg:stroke-width="0in" svg:stroke-color="#000000" draw:stroke-linejoin="round" draw:fill="solid" draw:fill-color="#ffff99" draw:textarea-vertical-align="top" fo:min-height="0.552in" fo:padding-top="0.05in" fo:padding-bottom="0.05in" fo:padding-left="0.1in" fo:padding-right="0.1in" style:run-through="background"/>
    </style:style>
    <style:style style:name="gr15" style:family="graphic">
      <style:graphic-properties draw:stroke="solid" svg:stroke-width="0in" svg:stroke-color="#000000" draw:stroke-linejoin="miter" draw:fill="none" draw:textarea-vertical-align="top" fo:min-height="0in" fo:min-width="0in" style:run-through="background"/>
    </style:style>
    <style:style style:name="gr16" style:family="graphic">
      <style:graphic-properties draw:stroke="solid" svg:stroke-width="0in" svg:stroke-color="#000000" draw:stroke-linejoin="round" draw:fill="solid" draw:fill-color="#f7caac" draw:textarea-vertical-align="top" fo:min-height="0.4953in" fo:padding-top="0.05in" fo:padding-bottom="0.05in" fo:padding-left="0.1in" fo:padding-right="0.1in" style:run-through="background"/>
    </style:style>
    <style:style style:name="gr17" style:family="graphic">
      <style:graphic-properties draw:stroke="solid" svg:stroke-width="0in" svg:stroke-color="#000000" draw:stroke-linejoin="round" draw:fill="solid" draw:fill-color="#ffff99" draw:textarea-vertical-align="top" fo:min-height="0.5173in" fo:padding-top="0.05in" fo:padding-bottom="0.05in" fo:padding-left="0.1in" fo:padding-right="0.1in" style:run-through="background"/>
    </style:style>
    <style:style style:name="gr18" style:family="graphic">
      <style:graphic-properties draw:stroke="solid" svg:stroke-width="0in" svg:stroke-color="#000000" draw:stroke-linejoin="round" draw:fill="solid" draw:fill-color="#ffff99" draw:textarea-vertical-align="top" fo:min-height="0.2035in" fo:padding-top="0.05in" fo:padding-bottom="0.05in" fo:padding-left="0.1in" fo:padding-right="0.1in" style:run-through="background"/>
    </style:style>
    <style:style style:name="gr19" style:family="graphic">
      <style:graphic-properties draw:stroke="solid" svg:stroke-width="0.0071in" svg:stroke-color="#5b9bd5" draw:stroke-linejoin="miter" draw:fill="none" draw:textarea-vertical-align="top" fo:min-height="0in" fo:min-width="0in" fo:padding-top="0.0035in" fo:padding-bottom="0.0035in" fo:padding-left="0.0035in" fo:padding-right="0.0035i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0in" draw:z-index="0" draw:name="Canvas 2" draw:style-name="gr1"><draw:custom-shape draw:style-name="gr2" draw:text-style-name="P2" svg:width="6.5004in" svg:height="6.7169in" svg:x="0in" svg:y="0in"><text:p/><draw:enhanced-geometry draw:type="mso-spt75"/></draw:custom-shape><draw:line draw:style-name="gr3" draw:text-style-name="P3" svg:x1="3.1252in" svg:y1="3.7291in" svg:x2="3.1472in" svg:y2="4.9276in"><text:p/></draw:line><draw:line draw:style-name="gr3" draw:text-style-name="P3" svg:x1="5.1634in" svg:y1="4.3563in" svg:x2="5.1634in" svg:y2="5.011in"><text:p/></draw:line><draw:line draw:style-name="gr4" draw:text-style-name="P3" svg:x1="1.139in" svg:y1="4.3563in" svg:x2="1.15in" svg:y2="4.9106in"><text:p/></draw:line><draw:frame draw:style-name="gr5" draw:text-style-name="P5" svg:width="5.6949in" svg:height="0.2551in" svg:x="0.2126in" svg:y="4.1016in"><draw:text-box><text:p text:style-name="P4"><text:span text:style-name="T1"> </text:span><text:span text:style-name="T2">Electrical Site Engineer</text:span></text:p></draw:text-box></draw:frame><draw:frame draw:style-name="gr6" draw:text-style-name="P5" svg:width="1.5161in" svg:height="0.6425in" svg:x="2.3665in" svg:y="2.6335in"><draw:text-box><text:p text:style-name="P4"><text:span text:style-name="T1">Project Manager</text:span></text:p><text:p text:style-name="P4"><text:span text:style-name="T1"/></text:p></draw:text-box></draw:frame><draw:frame draw:style-name="gr7" draw:text-style-name="P6" svg:width="5.1252in" svg:height="0.2787in" svg:x="0.6252in" svg:y="1.0874in"><draw:text-box><text:p text:style-name="P4"><text:span text:style-name="T3">Program Board</text:span></text:p></draw:text-box></draw:frame><draw:frame draw:style-name="gr8" draw:text-style-name="P7" svg:width="1.6252in" svg:height="0.6252in" svg:x="0.6252in" svg:y="1.3374in"><draw:text-box><text:p text:style-name="P4"><text:span text:style-name="T1">Senior Beneficiary</text:span></text:p><text:p text:style-name="P4"><text:span text:style-name="T4"><text:s/></text:span><text:span text:style-name="T4">PENRA and MOH</text:span></text:p></draw:text-box></draw:frame><draw:frame draw:style-name="gr8" draw:text-style-name="P7" svg:width="1.7504in" svg:height="0.6252in" svg:x="2.25in" svg:y="1.3374in"><draw:text-box><text:p text:style-name="P4"><text:span text:style-name="T1">Executive</text:span></text:p><text:p text:style-name="P4"><text:span text:style-name="T4">UNDP/PAPP</text:span></text:p><text:p text:style-name="P4"><text:span text:style-name="T4"/></text:p></draw:text-box></draw:frame><draw:frame draw:style-name="gr9" draw:text-style-name="P7" svg:width="1.7504in" svg:height="0.9441in" svg:x="4in" svg:y="1.3374in"><draw:text-box><text:p text:style-name="P4"><text:span text:style-name="T1">Senior Supplier</text:span></text:p><text:p text:style-name="P4"><text:span text:style-name="T4">UNDP Infrastructure Unit and Islamic Relief -Canada</text:span></text:p><text:p text:style-name="P4"><text:span text:style-name="T4"/></text:p></draw:text-box></draw:frame><draw:custom-shape draw:style-name="gr10" draw:text-style-name="P2" svg:width="0in" svg:height="0.6705in" svg:x="3.1252in" svg:y="1.9626in"><text:p/><draw:enhanced-geometry svg:viewBox="0 0 21600 21600" draw:type="mso-spt32" draw:enhanced-path="M 0 0 L 21600 21600 N"/></draw:custom-shape><draw:frame draw:style-name="gr11" draw:text-style-name="P7" svg:width="1.7504in" svg:height="0.8398in" svg:x="0.2126in" svg:y="2.2071in"><draw:text-box><text:p text:style-name="P4"><text:span text:style-name="T1">Program Assurance</text:span></text:p><text:p text:style-name="P4"><text:span text:style-name="T1">Programme Specialist <text:s/></text:span></text:p><text:p text:style-name="P4"><text:span text:style-name="T5">Iman AL Husseini</text:span></text:p><text:p text:style-name="P4"><text:span text:style-name="T5"/></text:p></draw:text-box></draw:frame><draw:frame draw:style-name="gr12" draw:text-style-name="P5" svg:width="1.8398in" svg:height="0.7197in" svg:x="0.2126in" svg:y="2.9807in"><draw:text-box><text:p text:style-name="P4"><text:span text:style-name="T2">Program Support:</text:span></text:p><text:p text:style-name="P4"><text:span text:style-name="T6">Program assistant &amp; Procurement Analyst &amp; Communication officer &amp; Access team</text:span></text:p><text:p text:style-name="P4"><text:span text:style-name="T6"/></text:p></draw:text-box></draw:frame><draw:rect draw:style-name="gr13" draw:text-style-name="P8" svg:width="5.3752in" svg:height="0.3752in" svg:x="0.5in" svg:y="0.5874in" draw:corner-radius="0.0311in"><text:p text:style-name="P4"><text:span text:style-name="T7">Project Organisation Structure</text:span></text:p></draw:rect><draw:frame draw:style-name="gr14" draw:text-style-name="P9" svg:width="1.2189in" svg:height="0.9094in" svg:x="4.6228in" svg:y="5.052in"><draw:text-box><text:p text:style-name="P4"><text:span text:style-name="T1">UNV site engineer team</text:span></text:p><text:p text:style-name="P4"/><text:p text:style-name="P4"><text:span text:style-name="T1"/></text:p></draw:text-box></draw:frame><draw:custom-shape draw:style-name="gr15" draw:text-style-name="P2" svg:width="0.2449in" svg:height="2.0378in" draw:transform="rotate (-1.5707963267949) translate (3.125in 1.9625in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0" draw:text-style-name="P2" svg:width="0.0106in" svg:height="0.4953in" svg:x="3.1252in" svg:y="3.2756in"><text:p/><draw:enhanced-geometry svg:viewBox="0 0 21600 21600" draw:type="mso-spt32" draw:enhanced-path="M 0 0 L 21600 21600 N"/></draw:custom-shape><draw:frame draw:style-name="gr16" draw:text-style-name="P10" svg:width="1.7504in" svg:height="0.6303in" svg:x="4.2953in" svg:y="2.6555in"><draw:text-box><text:p text:style-name="P4"><text:span text:style-name="T1">Steering Committee</text:span></text:p><text:p text:style-name="P4"><text:span text:style-name="T8">UNDP/PAPP, MoH and</text:span><text:span text:style-name="T9"> PENRA</text:span></text:p></draw:text-box></draw:frame><draw:line draw:style-name="gr4" draw:text-style-name="P3" svg:x1="3.8835in" svg:y1="2.9535in" svg:x2="4.2953in" svg:y2="2.9551in"><text:p/></draw:line><draw:line draw:style-name="gr4" draw:text-style-name="P3" svg:x1="1.0465in" svg:y1="3.7508in" svg:x2="5.2209in" svg:y2="3.7591in"><text:p/></draw:line><draw:frame draw:style-name="gr17" draw:text-style-name="P9" svg:width="1.2362in" svg:height="0.7177in" svg:x="0.5in" svg:y="4.9402in"><draw:text-box><text:p text:style-name="P4"><text:span text:style-name="T1">UNV site engineer team</text:span></text:p><text:p text:style-name="P4"><text:span text:style-name="T8"> </text:span></text:p><text:p text:style-name="P4"><text:span text:style-name="T8"> </text:span></text:p></draw:text-box></draw:frame><draw:frame draw:style-name="gr18" draw:text-style-name="P9" svg:width="1.2094in" svg:height="0.4039in" svg:x="2.5972in" svg:y="4.9402in"><draw:text-box><text:p text:style-name="P4"><text:span text:style-name="T1">UNV site engineer</text:span></text:p></draw:text-box></draw:frame><draw:custom-shape draw:style-name="gr19" draw:text-style-name="P2" svg:width="0.3157in" svg:height="0.3606in" svg:x="2.052in" svg:y="2.9535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417in" loext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3" style:display-name="Body Text 3" style:family="paragraph" style:parent-style-name="Standard" style:default-outline-level="">
      <style:text-properties fo:language="en" fo:country="US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en" fo:country="US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ody_20_Text_20_3_20_Char" style:display-name="Body Text 3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5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mezyad</meta:initial-creator>
    <dc:creator>mohammad mezyad</dc:creator>
    <meta:editing-cycles>1</meta:editing-cycles>
    <meta:creation-date>2015-06-04T06:34:00</meta:creation-date>
    <dc:date>2015-06-04T07:20:00</dc:date>
    <meta:editing-duration>PT46M</meta:editing-duration>
    <meta:generator>LibreOffice/5.0.2.2$Linux_x86 LibreOffice_project/00m0$Build-2</meta:generator>
    <meta:document-statistic meta:table-count="0" meta:image-count="0" meta:object-count="0" meta:page-count="1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